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154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2.7008in"/>
    </style:style>
    <style:style style:name="co4" style:family="table-column">
      <style:table-column-properties fo:break-before="auto" style:column-width="0.7311in"/>
    </style:style>
    <style:style style:name="co5" style:family="table-column">
      <style:table-column-properties fo:break-before="auto" style:column-width="0.7689in"/>
    </style:style>
    <style:style style:name="co6" style:family="table-column">
      <style:table-column-properties fo:break-before="auto" style:column-width="3.27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4016in" fo:break-before="auto" style:use-optimal-row-height="false"/>
    </style:style>
    <style:style style:name="ro2" style:family="table-row">
      <style:table-row-properties style:row-height="0.602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value-type" style:repeat-content="false" fo:wrap-option="wrap" style:vertical-align="botto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value-type" style:repeat-content="false" fo:wrap-option="wrap" style:vertical-align="middle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dddddd" style:text-align-source="fix" style:repeat-content="false" fo:wrap-option="wrap" style:vertical-align="bottom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style:vertical-align="botto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LED Light Ba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4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</text:p>
          </table:table-cell>
          <table:table-cell table:style-name="ce6" table:number-columns-repeated="1637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4,D12,D9,D2,D11,D14,D16,D15,D3,D10,D18,D6,D1,D17,D13,D8,D7,D5</text:p>
          </table:table-cell>
          <table:table-cell office:value-type="string" calcext:value-type="string">
            <text:p>LED_PLCC_2835_Handsoldering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ree JB2835AWT-W-U40GA0000-N0000001</text:p>
            <text:p/>
            <text:p>Digikey: <text:a xlink:href="https://www.digikey.com/en/products/detail/cree-led/JB2835AWT-W-U40GA0000-N0000001/10820192" xlink:type="simple">2138-JB2835AWT-W-U40GA0000-N0000001DKR-ND</text:a></text:p>
          </table:table-cell>
          <table:table-cell table:number-columns-repeated="1637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R5,R1,R2,R3,R4,R6</text:p>
          </table:table-cell>
          <table:table-cell office:value-type="string" calcext:value-type="string">
            <text:p>R_1210_3225Metric_Pad1.30x2.65mm_HandSolder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100R 0.5W</text:p>
          </table:table-cell>
          <table:table-cell office:value-type="string" calcext:value-type="string">
            <text:p><text:span text:style-name="T1">Yageo RC1210JR-07100RL</text:span></text:p>
            <text:p><text:span text:style-name="T1"/></text:p>
            <text:p><text:span text:style-name="T1">Digikey: </text:span><text:span text:style-name="T1"><text:a xlink:href="https://www.digikey.com/en/products/detail/yageo/RC1210JR-07100RL/5919841" xlink:type="simple">13-RC1210JR-07100RLDKR-ND</text:a></text:span></text:p>
          </table:table-cell>
          <table:table-cell table:number-columns-repeated="1637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JST_XH_S2B-XH-A_1x02_P2.50mm_Horizontal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table:style-name="ce5" office:value-type="string" calcext:value-type="string">
            <text:p>JST S2B-XH-A</text:p>
            <text:p/>
            <text:p>Digikey: <text:a xlink:href="https://www.digikey.com/en/products/detail/jst-sales-america-inc/S2B-XH-A/1651055" xlink:type="simple">455-S2B-XH-A-ND</text:a></text:p>
          </table:table-cell>
          <table:table-cell table:number-columns-repeated="16378"/>
        </table:table-row>
        <table:table-row table:style-name="ro3" table:number-rows-repeated="3">
          <table:table-cell table:style-name="ce2"/>
          <table:table-cell table:number-columns-repeated="16383"/>
        </table:table-row>
        <table:table-row table:style-name="ro3" table:number-rows-repeated="104856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6T13:58:18.155252695</dc:date>
    <meta:editing-duration>PT7M37S</meta:editing-duration>
    <meta:editing-cycles>3</meta:editing-cycles>
    <meta:generator>LibreOffice/24.2.4.2$MacOSX_AARCH64 LibreOffice_project/51a6219feb6075d9a4c46691dcfe0cd9c4fff3c2</meta:generator>
    <meta:print-date>2025-07-16T13:57:30.873247080</meta:print-date>
    <meta:printed-by>PDF files</meta:printed-by>
    <meta:document-statistic meta:table-count="1" meta:cell-count="24" meta:object-count="0"/>
  </office:meta>
</office:document-meta>
</file>